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serif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ru" fo:country="RU" style:language-complex="ar" style:country-complex="SA"/>
    </style:style>
    <style:style style:name="P3" style:family="paragraph" style:parent-style-name="Text_20_body">
      <style:text-properties style:font-name="Times New Roman1" fo:font-size="12pt" fo:language="ru" fo:country="RU" style:language-complex="ar" style:country-complex="SA"/>
    </style:style>
    <style:style style:name="P4" style:family="paragraph" style:parent-style-name="Код">
      <style:text-properties style:language-complex="ar" style:country-complex="SA"/>
    </style:style>
    <style:style style:name="P5" style:family="paragraph" style:parent-style-name="Standard">
      <style:text-properties fo:language="en" fo:country="US" style:language-asian="ru" style:country-asian="RU"/>
    </style:style>
    <style:style style:name="P6" style:family="paragraph">
      <style:text-properties style:language-asian="ru" style:country-asian="RU"/>
    </style:style>
    <style:style style:name="P7" style:family="paragraph">
      <style:text-properties fo:language="en" fo:country="US" style:language-asian="ru" style:country-asian="RU"/>
    </style:style>
    <style:style style:name="P8" style:family="paragraph" style:parent-style-name="Heading_20_4">
      <style:text-properties fo:language="en" fo:country="US" style:language-complex="ar" style:country-complex="SA"/>
    </style:style>
    <style:style style:name="P9" style:family="paragraph">
      <style:text-properties fo:language="ru" fo:country="RU" style:language-complex="ar" style:country-complex="SA"/>
    </style:style>
    <style:style style:name="P10" style:family="paragraph" style:parent-style-name="Heading_20_5">
      <style:text-properties fo:language="en" fo:country="US" style:language-complex="ar" style:country-complex="SA"/>
    </style:style>
    <style:style style:name="P11" style:family="paragraph" style:parent-style-name="Heading_20_5">
      <style:text-properties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style:language-asian="ru" style:country-asian="RU" style:language-complex="ar" style:country-complex="SA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complex="ar" style:country-complex="SA"/>
    </style:style>
    <style:style style:name="T6" style:family="text">
      <style:text-properties fo:language="ru" fo:country="RU" style:language-asian="ru" style:country-asian="RU" style:language-complex="ar" style:country-complex="SA"/>
    </style:style>
    <style:style style:name="T7" style:family="text">
      <style:text-properties style:language-asian="ru" style:country-asian="RU"/>
    </style:style>
    <style:style style:name="T8" style:family="text">
      <style:text-properties style:font-name="Courier New1" fo:font-size="12pt" fo:language="ru" fo:country="RU" style:font-name-asian="Times New Roman" style:font-size-asian="12pt" style:language-asian="ru" style:country-asian="RU" style:font-name-complex="Courier New1" style:font-size-complex="12pt" style:language-complex="ar" style:country-complex="SA"/>
    </style:style>
    <style:style style:name="T9" style:family="text">
      <style:text-properties style:font-name="Courier New1" fo:font-size="12pt" fo:language="en" fo:country="US" style:font-name-asian="Times New Roman" style:font-size-asian="12pt" style:language-asian="ru" style:country-asian="RU" style:font-name-complex="Courier New1" style:font-size-complex="12pt"/>
    </style:style>
    <style:style style:name="T10" style:family="text">
      <style:text-properties style:font-name="Courier New1" fo:font-size="12pt" fo:language="en" fo:country="US" style:font-name-asian="Times New Roman" style:font-size-asian="12pt" style:language-asian="ru" style:country-asian="RU" style:font-name-complex="Courier New1" style:font-size-complex="12pt" style:language-complex="ar" style:country-complex="SA"/>
    </style:style>
    <style:style style:name="T11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12" style:family="text"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Лабораторная работа </text:span><text:bookmark text:name="p25271-1"/><text:span text:style-name="T7">1</text:span><text:span text:style-name="T2">2+</text:span></text:h>
      <text:h text:outline-level="4"><text:span text:style-name="T1">12.5</text:span></text:h>
      <text:p>Определите условное присваивание для данного оператора WHILE через </text:p>
      <text:p>1) построение таблицы трассировки, </text:p>
      <text:p>2) подсчет количества итераций для каждого условия.</text:p>
      <text:h text:style-name="Heading_20_5" text:outline-level="5"><text:span text:style-name="T7">а</text:span><text:span text:style-name="T2">) [#10] </text:span></text:h>
      <text:p text:style-name="Код"><text:bookmark text:name="p35755-5"/>WHILE V1 &lt; V2</text:p>
      <text:p text:style-name="Код">DO</text:p>
      <text:p text:style-name="Код"><text:s text:c="2"/>V1, V2 := V2, V1</text:p>
      <text:p text:style-name="P5"/>
      <text:h text:style-name="Heading_20_5" text:outline-level="5">b) [#10] </text:h>
      <text:p text:style-name="Код"><text:bookmark text:name="p35755-7"/><text:span text:style-name="T2">WHILE V1 &lt; V2</text:span></text:p>
      <text:p text:style-name="Код">DO</text:p>
      <text:p text:style-name="Код"><text:s text:c="2"/>V1, V3 := V3, V2</text:p>
      <text:p text:style-name="P5"><text:bookmark text:name="p35755-8"/></text:p>
      <text:h text:style-name="Heading_20_5" text:outline-level="5">c) [#10]</text:h>
      <text:p text:style-name="Код"><text:bookmark text:name="p35755-9"/>WHILE (V1 &lt; V2) OR (V2 &lt; V3)</text:p>
      <text:p text:style-name="Код">DO</text:p>
      <text:p text:style-name="Код">BEGIN</text:p>
      <text:p text:style-name="Код"><text:s text:c="2"/>V1 := V2;</text:p>
      <text:p text:style-name="Код"><text:s text:c="2"/>V2 := V3</text:p>
      <text:p text:style-name="Код">END</text:p>
      <text:p text:style-name="P5"><text:bookmark text:name="p35755-10"/></text:p>
      <text:h text:style-name="Heading_20_5" text:outline-level="5">d) [#10] </text:h>
      <text:p text:style-name="Код"><text:bookmark text:name="p35755-11"/>WHILE (V1 &lt; V2) AND (V2 &lt; V3)</text:p>
      <text:p text:style-name="Код">DO</text:p>
      <text:p text:style-name="Код"><text:s text:c="2"/>BEGIN</text:p>
      <text:p text:style-name="Код"><text:s text:c="4"/>V2 := V3;</text:p>
      <text:p text:style-name="Код"><text:s text:c="4"/>V1 := V2</text:p>
      <text:p text:style-name="Код">END</text:p>
      <text:p text:style-name="P5"><text:bookmark text:name="p35755-12"/></text:p>
      <text:h text:style-name="Heading_20_5" text:outline-level="5">e) [#15] </text:h>
      <text:p text:style-name="Код"><text:bookmark text:name="p35755-13"/>WHILE (Ch &gt;= '0') AND (Ch &lt;= '9')</text:p>
      <text:p text:style-name="Код">DO</text:p>
      <text:p text:style-name="Код"><text:span text:style-name="T6"><text:s text:c="2"/></text:span><text:span text:style-name="T3">READ</text:span><text:span text:style-name="T6">(</text:span><text:span text:style-name="T3">Ch</text:span>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serif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02cm solid #b2b2b2" style:shadow="none"/>
      <style:text-properties style:font-name="Courier New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fo:text-indent="0cm" style:auto-text-indent="false"/>
      <style:text-properties fo:font-style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5</text:span><text:span text:style-name="MT2"><text:tab/><text:tab/></text:span><text:span text:style-name="MT2"><text:page-number text:select-page="current">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4:13:47.03</meta:creation-date>
    <meta:editing-duration>PT6H7M30S</meta:editing-duration>
    <meta:editing-cycles>19</meta:editing-cycles>
    <meta:generator>OpenOffice/4.1.1$Win32 OpenOffice.org_project/411m6$Build-9775</meta:generator>
    <dc:date>2015-12-21T20:40:36.23</dc:date>
    <dc:creator>Igor Larionov</dc:creator>
    <meta:document-statistic meta:table-count="0" meta:image-count="0" meta:object-count="0" meta:page-count="1" meta:paragraph-count="33" meta:word-count="107" meta:character-count="537"/>
    <meta:template xlink:type="simple" xlink:actuate="onRequest" xlink:title="шабон" xlink:href="file:///C:/Documents%20and%20Settings/UserXP/Application%20Data/OpenOffice/4/user/template/шабон.ott" meta:date="2014-09-21T14:13:46.70"/>
  </office:meta>
</office:document-meta>
</file>